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UCAR VILLA CARLOT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313451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UCAR VILLA, CARLOT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13451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TRIVEÑO FLORES, WALT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951979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/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02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2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3T00:27:05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